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148000020BF58022711.svm"/>
  <manifest:file-entry manifest:media-type="" manifest:full-path="Pictures/2000000700003173000020D449F9A799.svm"/>
  <manifest:file-entry manifest:media-type="" manifest:full-path="Pictures/200000070000319D000020FF2FA6130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Grupa 3</text:p>
      <text:p text:style-name="P5">Adrian Pankiewicz 160381</text:p>
      <text:p text:style-name="P5">Bartłomiej Smykowski index</text:p>
      <text:p text:style-name="P2"/>
      <text:p text:style-name="P6">Bezpieczeństwo sieci komputerowych</text:p>
      <text:p text:style-name="P3">projekt 1 – dokumentacja interfejsu użytkownika</text:p>
      <text:p text:style-name="P4"><text:span text:style-name="T1"/></text:p>
      <text:p text:style-name="P4">1. Menu główne</text:p>
      <text:p text:style-name="P4"/>
      <text:p text:style-name="P7"><draw:frame draw:style-name="fr1" draw:name="grafika1" text:anchor-type="paragraph" svg:width="12.702cm" svg:height="8.447cm" draw:z-index="0"><draw:image xlink:href="Pictures/200000070000319D000020FF2FA61304.svm" xlink:type="simple" xlink:show="embed" xlink:actuate="onLoad"/></draw:frame><text:tab/><text:span text:style-name="T4">Po uruchomieniu aplikacji użytkownikowi wyświetla się menu główne z czterema przyciskami:</text:span></text:p>
      <text:p text:style-name="P7"><text:span text:style-name="T4"/></text:p>
      <text:list xml:id="list9115784891614288211" text:style-name="L1">
        <text:list-item>
          <text:list>
            <text:list-item>
              <text:p text:style-name="P9">Zarejestruj – przycisk przenosi użytkownika do <text:span text:style-name="T3">widoku rejestracji</text:span></text:p>
            </text:list-item>
            <text:list-item>
              <text:p text:style-name="P9">Szywrowanie – przycisk przenosi użytkownika do <text:span text:style-name="T3">widoku szyfrowania</text:span></text:p>
            </text:list-item>
            <text:list-item>
              <text:p text:style-name="P9">Deszyfrowanie – przycisk przenosi użytkownika do <text:span text:style-name="T3">widoku deszyfrowania</text:span></text:p>
            </text:list-item>
            <text:list-item>
              <text:p text:style-name="P11">Wyjdź – przycisk służący do zamykania aplikacji</text:p>
            </text:list-item>
          </text:list>
        </text:list-item>
      </text:list>
      <text:p text:style-name="P10"/>
      <text:p text:style-name="P8"><text:soft-page-break/>2. Widok rejestracji</text:p>
      <text:p text:style-name="P8"><text:tab/></text:p>
      <text:p text:style-name="P8"><draw:frame draw:style-name="fr1" draw:name="grafika2" text:anchor-type="paragraph" svg:width="12.615cm" svg:height="8.384cm" draw:z-index="1"><draw:image xlink:href="Pictures/2000000700003148000020BF58022711.svm" xlink:type="simple" xlink:show="embed" xlink:actuate="onLoad"/></draw:frame><text:span text:style-name="T5"><text:tab/></text:span></text:p>
      <text:p text:style-name="P12"><text:tab/><text:span text:style-name="T1">W tym widoku użytkownik ma możliwość zarejestrowania się w celu późniejszego szyfrowania plików swoim hasłem. W polu tekstowym "Login" podaje nazwę użytkownika, <text:s/>natomiast w polu "Hasło" swoje hasło. Po przyciśnięciu przycisku "Rejestruj" następuje rejestracja użytkownika. Przysisk "Menu główne" służy do powrotu do </text:span><text:span text:style-name="T2">Menu głównego.</text:span></text:p>
      <text:p text:style-name="P8"/>
      <text:p text:style-name="P8">3. Widok szyfrowania</text:p>
      <text:p text:style-name="P8"/>
      <text:p text:style-name="P8"><draw:frame draw:style-name="fr1" draw:name="grafika3" text:anchor-type="paragraph" svg:width="12.659cm" svg:height="8.403cm" draw:z-index="2"><draw:image xlink:href="Pictures/2000000700003173000020D449F9A799.svm" xlink:type="simple" xlink:show="embed" xlink:actuate="onLoad"/></draw:frame></text:p>
      <text:p text:style-name="P8"><text:tab/><text:span text:style-name="T5">Ten widok służy do szyfrowania plików. W lewym górnym rogu widnieje przycisk służący do wyboru pliku, który ma być zaszyfrowany. Po jego wciśnięciu otwiera się systemowy dialog do wyboru plików. Poniżej znajduje się pole w którym wpisuje się nazwę pliku wynikowego, natomiast jeszcze niżej przycisk otwierający systemowy dialog do wyboru folderu, w którym będzie znajdować się plik wynikowy. Sekcja "Użytkownicy" </text:span><text:soft-page-break/><text:span text:style-name="T5">służy do wyboru uprzednio zarejestrowanych użytkowników, dla których plik wynikowy ma być możliwy do odszyfrowania. W prawym górnym rogu umieszczona została rozwijana lista z możliwością wyboru trybu szyfrowania, możliwe opcje to ECB, CBC, CFB lub OFB.</text:span></text:p>
      <text:p text:style-name="P8"><text:span text:style-name="T5">W środkowo-dolnej części widoku znajdują się informacje o wybranej konfiguracji oraz rozmiarze wybranego pliku. W prawym dolnym rogu znajduje się przycisk "Szyfruj" uruchamiający szyfrowanie oraz przycisk "Menu główne" przenoszący użytkownika do </text:span><text:span text:style-name="T6">Menu głównego.<text:line-break/><text:line-break/></text:span>3. Widok deszyfrowan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1M37S</meta:editing-duration>
    <meta:editing-cycles>5</meta:editing-cycles>
    <meta:generator>OpenOffice/4.1.1$Win32 OpenOffice.org_project/411m6$Build-9775</meta:generator>
    <dc:date>2018-03-18T22:53:35.52</dc:date>
    <dc:creator>Pankiev v</dc:creator>
    <meta:document-statistic meta:table-count="0" meta:image-count="3" meta:object-count="0" meta:page-count="3" meta:paragraph-count="18" meta:word-count="248" meta:character-count="1816"/>
    <meta:user-defined meta:name="Info 1"/>
    <meta:user-defined meta:name="Info 2"/>
    <meta:user-defined meta:name="Info 3"/>
    <meta:user-defined meta:name="Info 4"/>
  </office:meta>
</office:document-meta>
</file>